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ato" svg:font-family="Lato, proxima-nova, 'Helvetica Neue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Preformatted_20_Text">
      <style:text-properties fo:font-size="14pt" fo:font-style="italic" officeooo:rsid="0002986c" officeooo:paragraph-rsid="0002986c" style:font-size-asian="12.25pt" style:font-style-asian="italic" style:font-size-complex="14pt" style:font-style-complex="italic"/>
    </style:style>
    <style:style style:name="P2" style:family="paragraph" style:parent-style-name="Preformatted_20_Text">
      <style:text-properties fo:font-size="14pt" fo:language="en" fo:country="US" officeooo:rsid="0002986c" officeooo:paragraph-rsid="0002986c" style:font-size-asian="12.25pt" style:font-size-complex="14pt"/>
    </style:style>
    <style:style style:name="P3" style:family="paragraph" style:parent-style-name="Preformatted_20_Text">
      <style:text-properties fo:font-size="14pt" fo:language="ru" fo:country="RU" officeooo:rsid="0002986c" officeooo:paragraph-rsid="0002986c" style:font-size-asian="12.25pt" style:font-size-complex="14pt"/>
    </style:style>
    <style:style style:name="P4" style:family="paragraph" style:parent-style-name="Preformatted_20_Text">
      <style:text-properties fo:font-size="16pt" fo:font-style="italic" officeooo:rsid="0002986c" officeooo:paragraph-rsid="0002986c" style:font-size-asian="14pt" style:font-style-asian="italic" style:font-size-complex="16pt" style:font-style-complex="italic"/>
    </style:style>
    <style:style style:name="P5" style:family="paragraph" style:parent-style-name="Preformatted_20_Text">
      <style:text-properties style:font-name="Calibri" fo:font-size="18pt" fo:font-weight="bold" style:font-size-asian="18pt" style:font-weight-asian="bold" style:font-size-complex="18pt" style:font-weight-complex="bold"/>
    </style:style>
    <style:style style:name="P6" style:family="paragraph" style:parent-style-name="Preformatted_20_Text">
      <style:text-properties style:font-name="Calibri"/>
    </style:style>
    <style:style style:name="P7" style:family="paragraph" style:parent-style-name="Preformatted_20_Text">
      <style:text-properties style:font-name="Calibri" fo:font-size="16pt" officeooo:rsid="0002986c" officeooo:paragraph-rsid="0002986c" style:font-size-asian="14pt" style:font-size-complex="16pt"/>
    </style:style>
    <style:style style:name="P8" style:family="paragraph" style:parent-style-name="Preformatted_20_Text">
      <style:paragraph-properties fo:text-align="center" style:justify-single-word="false"/>
      <style:text-properties style:font-name="Calibri" fo:font-size="24pt" fo:font-weight="bold" officeooo:rsid="0002986c" officeooo:paragraph-rsid="0002986c" style:font-size-asian="24pt" style:font-weight-asian="bold" style:font-size-complex="24pt" style:font-weight-complex="bold"/>
    </style:style>
    <style:style style:name="P9" style:family="paragraph" style:parent-style-name="Preformatted_20_Text">
      <style:text-properties style:font-name="Calibri" fo:font-size="14pt" fo:language="ru" fo:country="RU" officeooo:rsid="0002986c" officeooo:paragraph-rsid="0002986c" style:font-size-asian="12.25pt" style:font-size-complex="14pt"/>
    </style:style>
    <style:style style:name="P10" style:family="paragraph" style:parent-style-name="Preformatted_20_Text">
      <style:text-properties officeooo:paragraph-rsid="0002986c"/>
    </style:style>
    <style:style style:name="T1" style:family="text">
      <style:text-properties fo:font-variant="normal" fo:text-transform="none" fo:color="#404040" loext:opacity="100%" fo:letter-spacing="normal" fo:font-style="normal"/>
    </style:style>
    <style:style style:name="T2" style:family="text">
      <style:text-properties style:font-name="Calibri"/>
    </style:style>
    <style:style style:name="T3" style:family="text">
      <style:text-properties style:font-name="Calibri" fo:font-size="16pt" officeooo:rsid="0002986c" style:font-size-asian="14pt" style:font-size-complex="16pt"/>
    </style:style>
    <style:style style:name="T4" style:family="text">
      <style:text-properties style:font-name="Calibri" fo:font-size="14pt" style:font-size-asian="14pt" style:font-size-complex="14pt"/>
    </style:style>
    <style:style style:name="T5" style:family="text">
      <style:text-properties style:font-name="Calibri" fo:font-size="14pt" officeooo:rsid="0002986c" style:font-size-asian="14pt" style:font-size-complex="14pt"/>
    </style:style>
    <style:style style:name="T6" style:family="text">
      <style:text-properties style:font-name="Calibri" fo:font-style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language="ru" fo:country="RU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Техническое задание</text:span></text:p>
      <text:p text:style-name="P5"><text:span text:style-name="T1"/></text:p>
      <text:p text:style-name="P5"><text:span text:style-name="T1">Игра «Ним» (три кучки спичек)</text:span></text:p>
      <text:p text:style-name="P6"/>
      <text:p text:style-name="P7"><text:span text:style-name="T7">Описание</text:span>:</text:p>
      <text:p text:style-name="P10"><text:span text:style-name="T3">И</text:span><text:span text:style-name="T4">гра, в которой два </text:span><text:span text:style-name="T5">игрока </text:span><text:span text:style-name="T4">по очереди берут предметы, разложенные на </text:span><text:span text:style-name="T5">три</text:span><text:span text:style-name="T4"> куч</text:span><text:span text:style-name="T5">ки</text:span><text:span text:style-name="T4">. За один ход может быть взято любое количество предметов (больше нуля) из одной кучки. Выигрывает игрок, взявший последний предмет.</text:span></text:p>
      <text:p text:style-name="P4"><text:span text:style-name="T2"/></text:p>
      <text:p text:style-name="P4"><text:span text:style-name="T2">Интерфейс</text:span><text:span text:style-name="T6">:</text:span></text:p>
      <text:p text:style-name="P1"><text:span text:style-name="T6">Внутри терминала изображены три именованные кучи спичек с информацией о количестве предметов внутри. Информация о количестве обновляется в конце хода. Под кучами находится статус игры, где указан текущий игрок и прошедшее количество ходов.</text:span></text:p>
      <text:p text:style-name="P7"/>
      <text:p text:style-name="P7"><text:span text:style-name="T7">Входные данные</text:span>:</text:p>
      <text:p text:style-name="P9">Игрок должен указать кучу, из которой он будет забирать спички и количество этих спичек.</text:p>
      <text:p text:style-name="P2">[<text:span text:style-name="T8">Буквенное значение кучи</text:span>][<text:span text:style-name="T8">Кол-во спичек</text:span>]</text:p>
      <text:p text:style-name="P3"/>
      <text:p text:style-name="P3">Пример:</text:p>
      <text:p text:style-name="P2">B31</text:p>
      <text:p text:style-name="P2">&gt;<text:span text:style-name="T8">Игрок забирает тридцать одну спичку из кучи «</text:span>B<text:span text:style-name="T8">»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ato" svg:font-family="Lato, proxima-nova, 'Helvetica Neue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04T02:30:55.634000000</dc:date>
    <meta:editing-duration>PT28M44S</meta:editing-duration>
    <meta:editing-cycles>1</meta:editing-cycles>
    <meta:generator>LibreOffice/7.5.1.2$Windows_X86_64 LibreOffice_project/fcbaee479e84c6cd81291587d2ee68cba099e129</meta:generator>
    <meta:document-statistic meta:table-count="0" meta:image-count="0" meta:object-count="0" meta:page-count="1" meta:paragraph-count="12" meta:word-count="104" meta:character-count="717" meta:non-whitespace-character-count="625"/>
  </office:meta>
</office:document-meta>
</file>